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_Persistent_Object_Repository.get( final String key , final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_Persistent_Object_Repository.put( final String key , final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_Persistent_Object_Repository.get( final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e_Persistent_Object_Repository.getExtension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